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rtedSetDecorator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SetDecorator.AbstractSortedSetDecorator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SetDecorator.headSet(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SetDecorator.getSort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SetDecorator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SetDecorator.subSet( Object fromElement ,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SetDecorator.tailSet( Object fro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SetDecorator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SetDecorator.AbstractSortedSet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